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2cm" svg:height="1.1cm" svg:x="7.749cm" svg:y="1.3cm">
          <text:p text:style-name="P1"><text:span text:style-name="T1">Recv vote request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4" draw:id="id4" draw:layer="layout" svg:width="4.2cm" svg:height="1.1cm" svg:x="7.749cm" svg:y="7.5cm">
          <text:p text:style-name="P1"><text:span text:style-name="T1">Recv “COMMIT”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1" draw:id="id1" draw:layer="layout" svg:width="4.2cm" svg:height="1.1cm" svg:x="7.749cm" svg:y="1.299cm">
          <text:p text:style-name="P1"><text:span text:style-name="T1">Recv vote 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3" draw:id="id3" draw:layer="layout" svg:width="4.2cm" svg:height="1.1cm" svg:x="7.749cm" svg:y="5.3cm">
          <text:p text:style-name="P1"><text:span text:style-name="T1">Return “YES”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xml:id="id2" draw:id="id2" draw:layer="layout" svg:width="4.2cm" svg:height="1.1cm" svg:x="7.749cm" svg:y="3.4cm">
          <text:p text:style-name="P1"><text:span text:style-name="T1">Save WorkingSet</text:span></text:p>
          <text:p text:style-name="P1"><text:span text:style-name="T1">To disk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" draw:text-style-name="P2" draw:layer="layout" svg:width="4.2cm" svg:height="3.1cm" svg:x="7.749cm" svg:y="9.5cm">
          <text:p text:style-name="P1"><text:span text:style-name="T1">Crash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7" draw:id="id7" draw:layer="layout" svg:width="4.2cm" svg:height="1.1cm" svg:x="13.45cm" svg:y="13.2cm">
          <text:p text:style-name="P1"><text:span text:style-name="T1">Commit Working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8" draw:id="id8" draw:layer="layout" svg:width="4.2cm" svg:height="1.1cm" svg:x="13.45cm" svg:y="15.5cm">
          <text:p text:style-name="P1"><text:span text:style-name="T1">Delete WorkingSet</text:span></text:p>
          <text:p text:style-name="P1"><text:span text:style-name="T1">from 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9" draw:id="id9" draw:layer="layout" svg:width="2.1cm" svg:height="2.1cm" svg:x="14.5cm" svg:y="18.2cm">
          <text:p text:style-name="P2"><text:span text:style-name="T1">En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4.2cm" svg:height="1.1cm" svg:x="3.05cm" svg:y="13.1cm">
          <text:p text:style-name="P1"><text:span text:style-name="T1">Re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4.2cm" svg:height="1.1cm" svg:x="3.05cm" svg:y="15.2cm">
          <text:p text:style-name="P1"><text:span text:style-name="T1">Reload WorkingSet</text:span></text:p>
          <text:p text:style-name="P1"><text:span text:style-name="T1">from dis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6" draw:id="id6" draw:layer="layout" svg:width="4.2cm" svg:height="1.1cm" svg:x="3.05cm" svg:y="13.099cm">
          <text:p text:style-name="P1"><text:span text:style-name="T1">Resta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4.2cm" svg:height="1.1cm" svg:x="3.05cm" svg:y="17.3cm">
          <text:p text:style-name="P1"><text:span text:style-name="T1">Ask middleware</text:span></text:p>
          <text:p text:style-name="P1"><text:span text:style-name="T1">for decision for tx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4.2cm" svg:height="3.1cm" svg:x="3.05cm" svg:y="19.7cm">
          <text:p text:style-name="P1"><text:span text:style-name="T1">Commit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4.2cm" svg:height="3.1cm" svg:x="7.749cm" svg:y="9.499cm">
          <text:p text:style-name="P1"><text:span text:style-name="T1">Crash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2" xml:id="id13" draw:id="id13" draw:layer="layout" svg:width="4.2cm" svg:height="1.1cm" svg:x="3.05cm" svg:y="24.2cm">
          <text:p text:style-name="P1"><text:span text:style-name="T1">Abort WorkingS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849cm" svg:y1="2.399cm" svg:x2="9.849cm" svg:y2="3.4cm" draw:start-shape="id1" draw:start-glue-point="6" draw:end-shape="id2" draw:end-glue-point="4" svg:d="m9849 2399v1001">
          <text:p/>
        </draw:connector>
        <draw:connector draw:style-name="gr2" draw:text-style-name="P1" draw:layer="layout" svg:x1="9.849cm" svg:y1="4.5cm" svg:x2="9.849cm" svg:y2="5.3cm" draw:start-shape="id2" draw:start-glue-point="6" draw:end-shape="id3" draw:end-glue-point="4" svg:d="m9849 4500v800">
          <text:p/>
        </draw:connector>
        <draw:connector draw:style-name="gr2" draw:text-style-name="P1" draw:layer="layout" svg:x1="9.849cm" svg:y1="6.4cm" svg:x2="9.849cm" svg:y2="7.5cm" draw:start-shape="id3" draw:start-glue-point="6" draw:end-shape="id4" draw:end-glue-point="4" svg:d="m9849 6400v1100">
          <text:p/>
        </draw:connector>
        <draw:connector draw:style-name="gr2" draw:text-style-name="P1" draw:layer="layout" svg:x1="9.849cm" svg:y1="8.6cm" svg:x2="9.849cm" svg:y2="9.499cm" draw:start-shape="id4" draw:start-glue-point="6" draw:end-shape="id5" draw:end-glue-point="4" svg:d="m9849 8600v899">
          <text:p/>
        </draw:connector>
        <draw:connector draw:style-name="gr3" draw:text-style-name="P1" draw:layer="layout" svg:x1="7.749cm" svg:y1="11.049cm" svg:x2="5.15cm" svg:y2="13.099cm" draw:start-shape="id5" draw:start-glue-point="5" draw:end-shape="id6" draw:end-glue-point="4" svg:d="m7749 11049h-2599v2050">
          <text:p text:style-name="P1">YES</text:p>
        </draw:connector>
        <draw:connector draw:style-name="gr3" draw:text-style-name="P1" draw:layer="layout" svg:x1="11.949cm" svg:y1="11.049cm" svg:x2="15.55cm" svg:y2="13.2cm" draw:start-shape="id5" draw:start-glue-point="7" draw:end-shape="id7" draw:end-glue-point="4" svg:d="m11949 11049h3601v2151">
          <text:p text:style-name="P1">NO</text:p>
        </draw:connector>
        <draw:connector draw:style-name="gr2" draw:text-style-name="P1" draw:layer="layout" svg:x1="15.55cm" svg:y1="14.3cm" svg:x2="15.55cm" svg:y2="15.5cm" draw:start-shape="id7" draw:start-glue-point="6" draw:end-shape="id8" draw:end-glue-point="4" svg:d="m15550 14300v1200">
          <text:p/>
        </draw:connector>
        <draw:connector draw:style-name="gr2" draw:text-style-name="P1" draw:layer="layout" svg:x1="15.55cm" svg:y1="16.6cm" svg:x2="15.55cm" svg:y2="18.2cm" draw:start-shape="id8" draw:start-glue-point="6" draw:end-shape="id9" draw:end-glue-point="4" svg:d="m15550 16600v1600">
          <text:p/>
        </draw:connector>
        <draw:connector draw:style-name="gr2" draw:text-style-name="P1" draw:layer="layout" svg:x1="5.15cm" svg:y1="14.199cm" svg:x2="5.15cm" svg:y2="15.2cm" draw:start-shape="id6" draw:start-glue-point="6" draw:end-shape="id10" draw:end-glue-point="4" svg:d="m5150 14199v1001">
          <text:p/>
        </draw:connector>
        <draw:connector draw:style-name="gr2" draw:text-style-name="P1" draw:layer="layout" svg:x1="5.15cm" svg:y1="16.3cm" svg:x2="5.15cm" svg:y2="17.3cm" draw:start-shape="id10" draw:start-glue-point="6" draw:end-shape="id11" draw:end-glue-point="4" svg:d="m5150 16300v1000">
          <text:p/>
        </draw:connector>
        <draw:connector draw:style-name="gr2" draw:text-style-name="P1" draw:layer="layout" svg:x1="5.15cm" svg:y1="18.4cm" svg:x2="5.15cm" svg:y2="19.7cm" draw:start-shape="id11" draw:start-glue-point="6" draw:end-shape="id12" draw:end-glue-point="4" svg:d="m5150 18400v1300">
          <text:p/>
        </draw:connector>
        <draw:connector draw:style-name="gr3" draw:text-style-name="P1" draw:layer="layout" svg:x1="5.15cm" svg:y1="22.8cm" svg:x2="5.15cm" svg:y2="24.2cm" draw:start-shape="id12" draw:start-glue-point="6" draw:end-shape="id13" draw:end-glue-point="4" svg:d="m5150 22800v1400">
          <text:p text:style-name="P1">YES</text:p>
        </draw:connector>
        <draw:connector draw:style-name="gr4" draw:text-style-name="P1" draw:layer="layout" draw:type="curve" svg:x1="7.25cm" svg:y1="21.25cm" svg:x2="13.45cm" svg:y2="13.75cm" draw:start-shape="id12" draw:start-glue-point="7" draw:end-shape="id7" draw:end-glue-point="5" svg:d="m7250 21250c4651 0 1552-7500 6200-7500">
          <text:p text:style-name="P1">NO</text:p>
        </draw:connector>
        <draw:connector draw:style-name="gr5" draw:text-style-name="P1" draw:layer="layout" draw:type="curve" draw:line-skew="0.849cm" svg:x1="7.25cm" svg:y1="24.75cm" svg:x2="13.45cm" svg:y2="16.05cm" draw:start-shape="id13" draw:start-glue-point="7" draw:end-shape="id8" svg:d="m7250 24750c5925 0 2825-8700 6200-8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25T12:05:34</meta:creation-date>
    <dc:date>2013-11-25T12:15:54</dc:date>
    <meta:editing-duration>P0D</meta:editing-duration>
    <meta:editing-cycles>1</meta:editing-cycles>
    <meta:document-statistic meta:object-count="30"/>
    <meta:generator>LibreOffice/3.5$Linux_X86_64 LibreOffice_project/350m1$Build-2</meta:generator>
  </office:meta>
</office:document-meta>
</file>